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2.172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5.053541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Time elapsed was 759166ns or 0.000759166s</text:p>
          </table:table-cell>
          <table:table-cell table:number-columns-repeated="3" table:style-name="ce1"/>
          <table:table-cell office:value-type="float" office:value="759166" table:style-name="ce1">
            <text:p>759166</text:p>
          </table:table-cell>
          <table:table-cell office:value-type="float" office:value="7.5916600000000003E-4" table:style-name="ce1">
            <text:p>0.000759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473809ns or 0.000473809s</text:p>
          </table:table-cell>
          <table:table-cell table:number-columns-repeated="3" table:style-name="ce1"/>
          <table:table-cell office:value-type="float" office:value="473809" table:style-name="ce1">
            <text:p>473809</text:p>
          </table:table-cell>
          <table:table-cell office:value-type="float" office:value="4.73809E-4" table:style-name="ce1">
            <text:p>0.0004738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356048ns or 0.000356048s</text:p>
          </table:table-cell>
          <table:table-cell table:number-columns-repeated="3" table:style-name="ce1"/>
          <table:table-cell office:value-type="float" office:value="356048" table:style-name="ce1">
            <text:p>356048</text:p>
          </table:table-cell>
          <table:table-cell office:value-type="float" office:value="3.5604799999999998E-4" table:style-name="ce1">
            <text:p>0.0003560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335354ns or 0.000335354s</text:p>
          </table:table-cell>
          <table:table-cell table:number-columns-repeated="3" table:style-name="ce1"/>
          <table:table-cell office:value-type="float" office:value="335354" table:style-name="ce1">
            <text:p>335354</text:p>
          </table:table-cell>
          <table:table-cell office:value-type="float" office:value="3.35354E-4" table:style-name="ce1">
            <text:p>0.000335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723433ns or 0.000723433s</text:p>
          </table:table-cell>
          <table:table-cell table:number-columns-repeated="3" table:style-name="ce1"/>
          <table:table-cell office:value-type="float" office:value="723433" table:style-name="ce1">
            <text:p>723433</text:p>
          </table:table-cell>
          <table:table-cell office:value-type="float" office:value="7.23433E-4" table:style-name="ce1">
            <text:p>0.00072343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me elapsed was 385395ns or 0.000385395s</text:p>
          </table:table-cell>
          <table:table-cell table:number-columns-repeated="3" table:style-name="ce1"/>
          <table:table-cell office:value-type="float" office:value="385395" table:style-name="ce1">
            <text:p>385395</text:p>
          </table:table-cell>
          <table:table-cell office:value-type="float" office:value="3.8539500000000002E-4" table:style-name="ce1">
            <text:p>0.0003853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93966ns or 0.000293966s</text:p>
          </table:table-cell>
          <table:table-cell table:number-columns-repeated="3" table:style-name="ce1"/>
          <table:table-cell office:value-type="float" office:value="293966" table:style-name="ce1">
            <text:p>293966</text:p>
          </table:table-cell>
          <table:table-cell office:value-type="float" office:value="2.93966E-4" table:style-name="ce1">
            <text:p>0.0002939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577296ns or 0.000577296s</text:p>
          </table:table-cell>
          <table:table-cell table:number-columns-repeated="3" table:style-name="ce1"/>
          <table:table-cell office:value-type="float" office:value="577296" table:style-name="ce1">
            <text:p>577296</text:p>
          </table:table-cell>
          <table:table-cell office:value-type="float" office:value="5.7729600000000004E-4" table:style-name="ce1">
            <text:p>0.0005772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1039646ns or 0.001039646s</text:p>
          </table:table-cell>
          <table:table-cell table:number-columns-repeated="3" table:style-name="ce1"/>
          <table:table-cell office:value-type="float" office:value="1039646" table:style-name="ce1">
            <text:p>1039646</text:p>
          </table:table-cell>
          <table:table-cell office:value-type="float" office:value="1.039646E-3" table:style-name="ce1">
            <text:p>0.001039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6416162ns or 0.006416162s</text:p>
          </table:table-cell>
          <table:table-cell table:number-columns-repeated="3" table:style-name="ce1"/>
          <table:table-cell office:value-type="float" office:value="6416162" table:style-name="ce1">
            <text:p>6416162</text:p>
          </table:table-cell>
          <table:table-cell office:value-type="float" office:value="6.4161620000000004E-3" table:style-name="ce1">
            <text:p>0.006416162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1136027.5" table:formula="of:=AVERAGE([.E1:.E10])" table:style-name="ce1">
            <text:p>1136027.5</text:p>
          </table:table-cell>
          <table:table-cell office:value-type="float" office:value="1.1360274999999999E-3" table:formula="of:=AVERAGE([.F1:.F10])" table:style-name="ce1">
            <text:p>0.001136028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9-12-25T16:42:12Z</meta:creation-date>
    <dc:date>2019-12-26T11:12:13Z</dc:date>
    <meta:editing-cycles>1</meta:editing-cycles>
    <meta:editing-duration>PT195S</meta:editing-duration>
  </office:meta>
</office:document-meta>
</file>